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8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Calcula acá la temperatura ;)" table:style-name="ta1">
        <table:table-column table:style-name="co1" table:default-cell-style-name="Default"/>
        <table:table-column table:style-name="co2" table:default-cell-style-name="ce28"/>
        <table:table-column table:style-name="co1" table:default-cell-style-name="ce28"/>
        <table:table-column table:style-name="co3" table:default-cell-style-name="ce28"/>
        <table:table-column table:style-name="co1" table:number-columns-repeated="2" table:default-cell-style-name="ce28"/>
        <table:table-column table:style-name="co1" table:number-columns-repeated="18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24"/>
          <table:table-cell office:value-type="string" calcext:value-type="string">
            <text:p>Incertidumbre T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kΩ</text:p>
          </table:table-cell>
          <table:table-cell table:style-name="ce2"/>
          <table:table-cell table:style-name="ce5" office:value-type="string" calcext:value-type="string">
            <text:p>°C</text:p>
          </table:table-cell>
          <table:table-cell table:style-name="ce8"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Beta</text:p>
          </table:table-cell>
          <table:table-cell office:value-type="string" calcext:value-type="string">
            <text:p>Beta incertidumbre</text:p>
          </table:table-cell>
          <table:table-cell table:number-columns-repeated="4"/>
          <table:table-cell office:value-type="string" calcext:value-type="string">
            <text:p>1 = du/dR</text:p>
          </table:table-cell>
          <table:table-cell office:value-type="string" calcext:value-type="string">
            <text:p>1²</text:p>
          </table:table-cell>
          <table:table-cell office:value-type="string" calcext:value-type="string">
            <text:p>2 = du/dB</text:p>
          </table:table-cell>
          <table:table-cell office:value-type="string" calcext:value-type="string">
            <text:p>2²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root</text:p>
          </table:table-cell>
        </table:table-row>
        <table:table-row table:style-name="ro1">
          <table:table-cell/>
          <table:table-cell table:style-name="ce3" office:value-type="string" calcext:value-type="string">
            <text:p>Resistencia: </text:p>
          </table:table-cell>
          <table:table-cell table:style-name="ce6" office:value-type="float" office:value="105.2" calcext:value-type="float">
            <text:p>1,05E+02</text:p>
          </table:table-cell>
          <table:table-cell table:style-name="ce3" office:value-type="string" calcext:value-type="string">
            <text:p>Temperatura:</text:p>
          </table:table-cell>
          <table:table-cell table:style-name="ce7" table:formula="of:=[.F4]-275.15" office:value-type="float" office:value="23.9372318496439" calcext:value-type="float">
            <text:p>23,94</text:p>
          </table:table-cell>
          <table:table-cell table:style-name="ce9" table:formula="of:=1/(((1/[.S4])*LN([.C4]/100))+(1/300.15))" office:value-type="float" office:value="299.087231849644" calcext:value-type="float">
            <text:p>299,09</text:p>
          </table:table-cell>
          <table:table-cell table:number-columns-repeated="12"/>
          <table:table-cell office:value-type="float" office:value="4282" calcext:value-type="float">
            <text:p>428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-[.C5]/([.S4]*[.C4]*(((LN([.C4]/100)/([.S4]))+(1/300.15))^2))" office:value-type="float" office:value="-0.0198579011121546" calcext:value-type="float">
            <text:p>-0,0198579011121546</text:p>
          </table:table-cell>
          <table:table-cell table:formula="of:=[.Y4]*[.Y4]" office:value-type="float" office:value="0.000394336236580109" calcext:value-type="float">
            <text:p>0,000394336236580109</text:p>
          </table:table-cell>
          <table:table-cell table:formula="of:=[.T4]*LN([.C4]/100)/(([.S4]^2)*(((LN([.C4]/100)/([.S4]))+1/300.15)^2))" office:value-type="float" office:value="0.00123657766394702" calcext:value-type="float">
            <text:p>0,00123657766394702</text:p>
          </table:table-cell>
          <table:table-cell table:formula="of:=[.AA4]*[.AA4]" office:value-type="float" office:value="0.00000152912431897268" calcext:value-type="float">
            <text:p>1,52912431897268E-06</text:p>
          </table:table-cell>
          <table:table-cell table:formula="of:=[.AB4]+[.Z4]" office:value-type="float" office:value="0.000395865360899082" calcext:value-type="float">
            <text:p>0,000395865360899082</text:p>
          </table:table-cell>
          <table:table-cell table:formula="of:=SQRT([.AC4])" office:value-type="float" office:value="0.0198963655198401" calcext:value-type="float">
            <text:p>0,0198963655198401</text:p>
          </table:table-cell>
        </table:table-row>
        <table:table-row table:style-name="ro1">
          <table:table-cell/>
          <table:table-cell table:style-name="ce31" office:value-type="string" calcext:value-type="string">
            <text:p>Incertidumbre: </text:p>
          </table:table-cell>
          <table:table-cell table:style-name="ce6" office:value-type="float" office:value="0.1" calcext:value-type="float">
            <text:p>1,00E-01</text:p>
          </table:table-cell>
          <table:table-cell table:style-name="ce31" office:value-type="string" calcext:value-type="string">
            <text:p>±</text:p>
          </table:table-cell>
          <table:table-cell table:style-name="ce7" table:formula="of:=[.F5]" office:value-type="float" office:value="0.0198963655198401" calcext:value-type="float">
            <text:p>0,02</text:p>
          </table:table-cell>
          <table:table-cell table:style-name="ce9" table:formula="of:=[.AD4]" office:value-type="float" office:value="0.0198963655198401" calcext:value-type="float">
            <text:p>0,02</text:p>
          </table:table-cell>
          <table:table-cell table:number-columns-repeated="24"/>
        </table:table-row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25"/>
          <table:table-cell table:formula="of:=1/300.15" office:value-type="float" office:value="0.00333166749958354" calcext:value-type="float">
            <text:p>0,00333166749958354</text:p>
          </table:table-cell>
          <table:table-cell table:number-columns-repeated="4"/>
        </table:table-row>
        <table:table-row table:style-name="ro1" table:number-rows-repeated="1048564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Datos de calibracion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ecs.oregonstate.edu/education/docs/datasheets/10kThermistor.pd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(°C)</text:p>
          </table:table-cell>
          <table:table-cell office:value-type="string" calcext:value-type="string">
            <text:p>Res k Ohm</text:p>
          </table:table-cell>
          <table:table-cell/>
          <table:table-cell office:value-type="string" calcext:value-type="string">
            <text:p>Temp (K)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654.46" calcext:value-type="float">
            <text:p>654,46</text:p>
          </table:table-cell>
          <table:table-cell/>
          <table:table-cell table:formula="of:=[.B5]+275.15" office:value-type="float" office:value="265.15" calcext:value-type="float">
            <text:p>265,1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488.52" calcext:value-type="float">
            <text:p>488,52</text:p>
          </table:table-cell>
          <table:table-cell/>
          <table:table-cell table:formula="of:=[.B6]+275.15" office:value-type="float" office:value="270.15" calcext:value-type="float">
            <text:p>270,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7.81" calcext:value-type="float">
            <text:p>367,81</text:p>
          </table:table-cell>
          <table:table-cell/>
          <table:table-cell table:formula="of:=[.B7]+275.15" office:value-type="float" office:value="275.15" calcext:value-type="float">
            <text:p>275,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9.44" calcext:value-type="float">
            <text:p>279,44</text:p>
          </table:table-cell>
          <table:table-cell/>
          <table:table-cell table:formula="of:=[.B8]+275.15" office:value-type="float" office:value="280.15" calcext:value-type="float">
            <text:p>280,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3.91" calcext:value-type="float">
            <text:p>213,91</text:p>
          </table:table-cell>
          <table:table-cell/>
          <table:table-cell table:formula="of:=[.B9]+275.15" office:value-type="float" office:value="285.15" calcext:value-type="float">
            <text:p>285,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5.07" calcext:value-type="float">
            <text:p>165,07</text:p>
          </table:table-cell>
          <table:table-cell/>
          <table:table-cell table:formula="of:=[.B10]+275.15" office:value-type="float" office:value="290.15" calcext:value-type="float">
            <text:p>290,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8.23" calcext:value-type="float">
            <text:p>128,23</text:p>
          </table:table-cell>
          <table:table-cell/>
          <table:table-cell table:formula="of:=[.B11]+275.15" office:value-type="float" office:value="295.15" calcext:value-type="float">
            <text:p>295,1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12]+275.15" office:value-type="float" office:value="300.15" calcext:value-type="float">
            <text:p>300,1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8.393" calcext:value-type="float">
            <text:p>78,393</text:p>
          </table:table-cell>
          <table:table-cell/>
          <table:table-cell table:formula="of:=[.B13]+275.15" office:value-type="float" office:value="305.15" calcext:value-type="float">
            <text:p>305,1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1.822" calcext:value-type="float">
            <text:p>61,822</text:p>
          </table:table-cell>
          <table:table-cell/>
          <table:table-cell table:formula="of:=[.B14]+275.15" office:value-type="float" office:value="310.15" calcext:value-type="float">
            <text:p>310,1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9.053" calcext:value-type="float">
            <text:p>49,053</text:p>
          </table:table-cell>
          <table:table-cell/>
          <table:table-cell table:formula="of:=[.B15]+275.15" office:value-type="float" office:value="315.15" calcext:value-type="float">
            <text:p>315,1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9.116" calcext:value-type="float">
            <text:p>39,116</text:p>
          </table:table-cell>
          <table:table-cell/>
          <table:table-cell table:formula="of:=[.B16]+275.15" office:value-type="float" office:value="320.15" calcext:value-type="float">
            <text:p>320,1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1.371" calcext:value-type="float">
            <text:p>31,371</text:p>
          </table:table-cell>
          <table:table-cell/>
          <table:table-cell table:formula="of:=[.B17]+275.15" office:value-type="float" office:value="325.15" calcext:value-type="float">
            <text:p>325,1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5.338" calcext:value-type="float">
            <text:p>25,338</text:p>
          </table:table-cell>
          <table:table-cell/>
          <table:table-cell table:formula="of:=[.B18]+275.15" office:value-type="float" office:value="330.15" calcext:value-type="float">
            <text:p>330,1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.565" calcext:value-type="float">
            <text:p>20,565</text:p>
          </table:table-cell>
          <table:table-cell/>
          <table:table-cell table:formula="of:=[.B19]+275.15" office:value-type="float" office:value="335.15" calcext:value-type="float">
            <text:p>335,1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6.762" calcext:value-type="float">
            <text:p>16,762</text:p>
          </table:table-cell>
          <table:table-cell/>
          <table:table-cell table:formula="of:=[.B20]+275.15" office:value-type="float" office:value="340.15" calcext:value-type="float">
            <text:p>340,1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.726" calcext:value-type="float">
            <text:p>13,726</text:p>
          </table:table-cell>
          <table:table-cell/>
          <table:table-cell table:formula="of:=[.B21]+275.15" office:value-type="float" office:value="345.15" calcext:value-type="float">
            <text:p>345,1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1.279" calcext:value-type="float">
            <text:p>11,279</text:p>
          </table:table-cell>
          <table:table-cell/>
          <table:table-cell table:formula="of:=[.B22]+275.15" office:value-type="float" office:value="350.15" calcext:value-type="float">
            <text:p>350,1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9.305" calcext:value-type="float">
            <text:p>9,305</text:p>
          </table:table-cell>
          <table:table-cell/>
          <table:table-cell table:formula="of:=[.B23]+275.15" office:value-type="float" office:value="355.15" calcext:value-type="float">
            <text:p>355,15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.718" calcext:value-type="float">
            <text:p>7,718</text:p>
          </table:table-cell>
          <table:table-cell/>
          <table:table-cell table:formula="of:=[.B24]+275.15" office:value-type="float" office:value="360.15" calcext:value-type="float">
            <text:p>360,1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.426" calcext:value-type="float">
            <text:p>6,426</text:p>
          </table:table-cell>
          <table:table-cell/>
          <table:table-cell table:formula="of:=[.B25]+275.15" office:value-type="float" office:value="365.15" calcext:value-type="float">
            <text:p>365,1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5.368" calcext:value-type="float">
            <text:p>5,368</text:p>
          </table:table-cell>
          <table:table-cell/>
          <table:table-cell table:formula="of:=[.B26]+275.15" office:value-type="float" office:value="370.15" calcext:value-type="float">
            <text:p>370,1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B27]+275.15" office:value-type="float" office:value="375.15" calcext:value-type="float">
            <text:p>375,15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3.793" calcext:value-type="float">
            <text:p>3,793</text:p>
          </table:table-cell>
          <table:table-cell/>
          <table:table-cell table:formula="of:=[.B28]+275.15" office:value-type="float" office:value="380.15" calcext:value-type="float">
            <text:p>380,1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.206" calcext:value-type="float">
            <text:p>3,206</text:p>
          </table:table-cell>
          <table:table-cell/>
          <table:table-cell table:formula="of:=[.B29]+275.15" office:value-type="float" office:value="385.15" calcext:value-type="float">
            <text:p>385,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4:09:13.6175569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31T14:09:31.075632891</dc:date>
    <meta:editing-duration>PT4H29M13S</meta:editing-duration>
    <meta:editing-cycles>38</meta:editing-cycles>
    <meta:generator>LibreOffice/7.3.0.2$Linux_X86_64 LibreOffice_project/30$Build-2</meta:generator>
    <meta:document-statistic meta:table-count="2" meta:cell-count="110" meta:object-count="0"/>
  </office:meta>
</office:document-meta>
</file>